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1.0508in"/>
    </style:style>
    <style:style style:name="co9" style:family="table-column">
      <style:table-column-properties fo:break-before="auto" style:column-width="1.1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ocation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Primary Key</text:p>
          </table:table-cell>
          <table:table-cell office:value-type="string">
            <text:p>Post Code</text:p>
          </table:table-cell>
          <table:table-cell office:value-type="string">
            <text:p>Name</text:p>
          </table:table-cell>
          <table:table-cell office:value-type="string">
            <text:p>Grid Reference</text:p>
          </table:table-cell>
        </table:table-row>
      </table:table>
      <table:table table:name="Routes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Primary Key</text:p>
          </table:table-cell>
          <table:table-cell office:value-type="string">
            <text:p>Start(location)</text:p>
          </table:table-cell>
          <table:table-cell office:value-type="string">
            <text:p>Finish(location)</text:p>
          </table:table-cell>
          <table:table-cell office:value-type="string">
            <text:p>Price</text:p>
          </table:table-cell>
          <table:table-cell office:value-type="string">
            <text:p>departure time</text:p>
          </table:table-cell>
          <table:table-cell office:value-type="string">
            <text:p>arrival time</text:p>
          </table:table-cell>
          <table:table-cell office:value-type="string">
            <text:p>Transport Type</text:p>
          </table:table-cell>
          <table:table-cell office:value-type="string">
            <text:p>Provider</text:p>
          </table:table-cell>
        </table:table-row>
      </table:table>
      <table:table table:name="Transport" table:style-name="ta1">
        <table:table-column table:style-name="co1" table:number-columns-repeated="3" table:default-cell-style-name="Default"/>
        <table:table-row table:style-name="ro1">
          <table:table-cell office:value-type="string">
            <text:p>primary key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</table:table-row>
      </table:table>
      <table:table table:name="Providers" table:style-name="ta1">
        <table:table-column table:style-name="co1" table:number-columns-repeated="4" table:default-cell-style-name="Default"/>
        <table:table-row table:style-name="ro3">
          <table:table-cell office:value-type="string">
            <text:p>Primary Key</text:p>
          </table:table-cell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ur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ce </meta:initial-creator>
    <meta:creation-date>2012-06-30T11:39:09</meta:creation-date>
    <dc:date>2012-06-30T11:52:46</dc:date>
    <dc:creator>Laurence </dc:creator>
    <meta:editing-duration>P0D</meta:editing-duration>
    <meta:editing-cycles>1</meta:editing-cycles>
    <meta:document-statistic meta:table-count="4" meta:cell-count="19" meta:object-count="0"/>
    <meta:generator>LibreOffice/3.5$Linux_x86 LibreOffice_project/350m1$Build-2</meta:generator>
  </office:meta>
</office:document-meta>
</file>